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rsid="000eb9c5" officeooo:paragraph-rsid="000eb9c5"/>
    </style:style>
    <style:style style:name="P2" style:family="paragraph" style:parent-style-name="Standard" style:list-style-name="L1">
      <style:text-properties officeooo:paragraph-rsid="000f9368"/>
    </style:style>
    <style:style style:name="P3" style:family="paragraph" style:parent-style-name="Standard" style:list-style-name="L1">
      <style:text-properties officeooo:rsid="000f9368" officeooo:paragraph-rsid="000f9368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officeooo:paragraph-rsid="000f9368"/>
    </style:style>
    <style:style style:name="P7" style:family="paragraph" style:parent-style-name="Text_20_body">
      <style:paragraph-properties fo:margin-left="1.251cm" fo:margin-right="0cm" fo:text-indent="0cm" style:auto-text-indent="false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0eb9c5" officeooo:paragraph-rsid="000eb9c5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0f6022" officeooo:paragraph-rsid="000f6022"/>
    </style:style>
    <style:style style:name="T1" style:family="text">
      <style:text-properties officeooo:rsid="000eb9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f6022" style:font-size-asian="10.5pt" style:font-size-complex="12pt"/>
    </style:style>
    <style:style style:name="T6" style:family="text">
      <style:text-properties fo:font-size="12pt" officeooo:rsid="000f9368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f6022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f9368" style:font-size-asian="10.5pt" style:font-weight-asian="normal" style:font-size-complex="12pt" style:font-weight-complex="normal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0f9368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o di <text:span text:style-name="T1">specifica dei Requisiti</text:span> (SRS)</text:h>
      <text:h text:style-name="P1" text:outline-level="2">1. Introduzione</text:h>
      <text:p text:style-name="P8">Questo programma Java permette di gestire una risorsa condivisa, <text:span text:style-name="T2">Deposito</text:span>, in maniera concorrente. Il deposito verrà inizializzato da un <text:span text:style-name="T2">Produttore</text:span>, che si occuperà di immettere i dati in un array presente in deposito, ed infine un numero variabile di <text:span text:style-name="T2">Lettori</text:span><text:span text:style-name="T3">, in base alla dimensione dell’array, andranno a leggere ed analizzare i dati presenti nella risorsa condivisa.</text:span></text:p>
      <text:h text:style-name="Heading_20_2" text:outline-level="2">2. Descrizione dell’architettura dell’applicazione (componenti hardware e software)</text:h>
      <text:p text:style-name="P9">Questo programma è stato scritto e compilato in un ambiente linux ( Ubuntu 16.10 ), con la versione 8 della <text:s/>JDK e la versione 1.8 della JRE rilasciate da oracle.com. La macchina su cui gira questo sistema è dotata di 8GB di RAM e un processore 8core a 4GHz AMD FX.</text:p>
      <text:p text:style-name="P4">2.1 Attori</text:p>
      <text:p text:style-name="P5"><text:span text:style-name="T8">In questa applicazione sono presenti 3 attori: </text:span><text:span text:style-name="T5">Lettore</text:span><text:span text:style-name="T8">, </text:span><text:span text:style-name="T6">Produttore</text:span><text:span text:style-name="T8"> e il </text:span><text:span text:style-name="T5">Sistema</text:span><text:span text:style-name="T8">.</text:span></text:p>
      <text:p text:style-name="P6"><text:span text:style-name="T8">I</text:span><text:span text:style-name="T9">l </text:span><text:span text:style-name="T11">Produttore</text:span><text:span text:style-name="T9"> ha il compito di </text:span><text:span text:style-name="T11">popolare</text:span><text:span text:style-name="T9"> l’array presente nella risorsa condivisa.<text:line-break/>Il </text:span><text:span text:style-name="T11">Lettore</text:span><text:span text:style-name="T9"> deve leggere ed </text:span><text:span text:style-name="T11">analizzare</text:span><text:span text:style-name="T9"> i dati presenti nel deposito, esisteranno più lettori in base alla quantità di dati da analizzare e ogni lettore leggerà 400 dati alla volta ( un dato è un numero intero ).<text:line-break/>Il Sistema ha il compito di:</text:span></text:p>
      <text:list xml:id="list883626511392650158" text:style-name="L1">
        <text:list-item>
          <text:p text:style-name="P2"><text:span text:style-name="T11">Inizializzare</text:span><text:span text:style-name="T9"> il Deposito con una </text:span><text:span text:style-name="T11">dimensione casuale</text:span><text:span text:style-name="T9"> tra </text:span><text:span text:style-name="T7">10000</text:span><text:span text:style-name="T9"> e 15000,</text:span></text:p>
        </text:list-item>
        <text:list-item>
          <text:p text:style-name="P3"><text:span text:style-name="T10">Avviare</text:span><text:span text:style-name="T7"> il </text:span><text:span text:style-name="T10">Produttore</text:span><text:span text:style-name="T7">,</text:span></text:p>
        </text:list-item>
        <text:list-item>
          <text:p text:style-name="P3"><text:span text:style-name="T10">Istanziare</text:span><text:span text:style-name="T7"> un numero adeguato di </text:span><text:span text:style-name="T10">Lettori</text:span><text:span text:style-name="T7">,</text:span></text:p>
        </text:list-item>
        <text:list-item>
          <text:p text:style-name="P3"><text:span text:style-name="T10">Avviare</text:span><text:span text:style-name="T7"> i lettori</text:span></text:p>
        </text:list-item>
      </text:list>
      <text:p text:style-name="P4"><text:span text:style-name="T8"><text:tab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09:48:53.274304236</meta:creation-date>
    <dc:date>2016-12-04T10:14:22.971365878</dc:date>
    <meta:editing-duration>PT25M27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1" meta:paragraph-count="13" meta:word-count="220" meta:character-count="1342" meta:non-whitespace-character-count="1136"/>
  </office:meta>
</office:document-meta>
</file>